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1B39434ADC6A7DD6C41.png" manifest:media-type="image/png"/>
  <manifest:file-entry manifest:full-path="Pictures/1000000100000355000002823420006F64EB5B68.png" manifest:media-type="image/png"/>
  <manifest:file-entry manifest:full-path="Pictures/100000010000035F000002C9497ABF67A8638A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3" text:anchor-type="char" svg:width="6.6929in" svg:height="5.5291in" draw:z-index="1"><draw:image xlink:href="Pictures/100000010000035F000002C9497ABF67A8638A54.png" xlink:type="simple" xlink:show="embed" xlink:actuate="onLoad" draw:mime-type="image/png"/></draw:frame></text:p>
      <text:p text:style-name="P1"><draw:frame draw:style-name="fr1" draw:name="Image1" text:anchor-type="char" svg:x="-0.4902in" svg:y="-0.4217in" svg:width="7.6165in" svg:height="5.7319in" draw:z-index="0"><draw:image xlink:href="Pictures/1000000100000355000002823420006F64EB5B68.png" xlink:type="simple" xlink:show="embed" xlink:actuate="onLoad" draw:mime-type="image/png"/></draw:frame><draw:frame draw:style-name="fr1" draw:name="Image2" text:anchor-type="char" svg:x="-0.4311in" svg:y="5.9417in" svg:width="7.472in" svg:height="3.5835in" draw:z-index="2"><draw:image xlink:href="Pictures/100000010000038B000001B39434ADC6A7DD6C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46:35.226460198</meta:creation-date>
    <dc:date>2024-09-22T19:27:53.131457378</dc:date>
    <meta:editing-duration>PT5M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